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&amp;P347355 = OECT 15, 01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2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 museum numb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 |</text:p>
          </table:table-cell>
          <table:table-cell table:style-name="ce3" office:value-type="string">
            <text:p>[...] ERÉN UG₇ UKU.UŠ-MEŠ ŠA₃ ÉŠ.GÀR ŠA₃ ni-di-tim É.GAL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u; ṣābū[troops]N; mītūtum[dead]AJ; rēdû[soldier]N; ina[in]PRP$ina&amp;libbu[interior]N$libbi; +iškāru[work assignment]N$iškārī; ina[in]PRP$ina&amp;libbu[interior]N$libbi; +nidītu[unbuilt plot]N$nidītim; ēkallim[palace]N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 |</text:p>
          </table:table-cell>
          <table:table-cell table:style-name="ce4" office:value-type="string">
            <text:p>[...] ù ŠA₃ ERÉN UG₇ a-hi-a-tim-ma {d}UTU-mu-ša-lim UGULA ID₂.DA ù x LÚ DIDLI NÍG.KU₅ ŠU.RI.A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u; u[and]CNJ; ina[in]PRP$ina&amp;libbu[interior]N$libbi; ṣābī[troops]N; mītūtim[dead]AJ; +ahītu[side//additional payment]N'N$ahiātimma; +Šamaš-mušallim[]PN$; +waklu[overseer]N$wakil; X; u[and]CNJ; u; awīlī[man]N; wēdûtim[prominent]AJ; mikis[land-owner's share]N; mišlānī[half (shares)]N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 |</text:p>
          </table:table-cell>
          <table:table-cell table:style-name="ce4" office:value-type="string">
            <text:p>[...] ša a-na {d}UTU-mu-ša-lim a-na šu-ud-du-nim na-ad-nu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u; ša[that]REL; ana[to]PRP; Šamaš-mušallim[1]PN; ana[for]PRP; +nadānu[give//collecting]V'N$šuddunim; +nadnu[given]AJ$nadnū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 |</text:p>
          </table:table-cell>
          <table:table-cell table:style-name="ce4" office:value-type="string">
            <text:p>[...] {iri}ia-zi-lum{ki} {iri}DUMU.MUNUS-LUGAL{ki} ù {iri}ia-en-ku-ú{ki}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u; +Yazilum[]SN$; +Marat-šarrim[]SN$; u[and]CNJ; +Yaʾenkum[]SN$Yaʾenku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 |</text:p>
          </table:table-cell>
          <table:table-cell table:style-name="ce4" office:value-type="string">
            <text:p>[...] ⸢GU₂?⸣ {id₂}lib₃-bi-tum BAL.RI a-a-bi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u; +ahu[side//bank]N'N$ah; +Libbitum[]WN$; +ebertu[bank//other side]N'N$eberti; +ayyābu[enemy]N$ayyābī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double ruling</text:p>
          </table:table-cell>
          <table:table-cell table:style-name="ce4"/>
          <table:table-cell table:number-columns-repeated="1022"/>
        </table:table-row>
        <table:table-row table:style-name="ro2">
          <table:table-cell office:value-type="string">
            <text:p>6.</text:p>
          </table:table-cell>
          <table:table-cell table:style-name="ce3" office:value-type="string">
            <text:p>A.ŠÀ AB.SÍN</text:p>
          </table:table-cell>
          <table:table-cell table:style-name="ce3" office:value-type="string">
            <text:p>NÍG.GAR </text:p>
          </table:table-cell>
          <table:table-cell table:style-name="ce3" office:value-type="string">
            <text:p>ŠE-BI</text:p>
          </table:table-cell>
          <table:table-cell table:style-name="ce3" office:value-type="string">
            <text:p>AB.SÍN NU</text:p>
          </table:table-cell>
          <table:table-cell table:style-name="ce3" office:value-type="string">
            <text:p>MU-BI.IM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eqel[area]N; šerʾātim[furrow]N; </text:p>
          </table:table-cell>
          <table:table-cell table:style-name="ce3" office:value-type="string">
            <text:p>+šukunnû[estimated yield]N$šukunnûm; </text:p>
          </table:table-cell>
          <table:table-cell table:style-name="ce3" office:value-type="string">
            <text:p>šeʾšu[grain]N; </text:p>
          </table:table-cell>
          <table:table-cell table:style-name="ce3" office:value-type="string">
            <text:p>+šerʾu[furrow]N$šerʾātum; lā[not]MOD; </text:p>
          </table:table-cell>
          <table:table-cell table:style-name="ce3" office:value-type="string">
            <text:p>šumšu[name]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office:value-type="string">
            <text:p>7.</text:p>
          </table:table-cell>
          <table:table-cell table:style-name="ce3" office:value-type="string">
            <text:p>1(BUR₃) 1(EŠE₃) 3(IKU)</text:p>
          </table:table-cell>
          <table:table-cell table:style-name="ce3" office:value-type="string">
            <text:p>2(U) &lt;GUR&gt; </text:p>
          </table:table-cell>
          <table:table-cell table:style-name="ce3" office:value-type="string">
            <text:p>1(U) 5(AŠ) GUR </text:p>
          </table:table-cell>
          <table:table-cell table:style-name="ce3" office:value-type="string">
            <text:p>TIL</text:p>
          </table:table-cell>
          <table:table-cell table:style-name="ce3" office:value-type="string">
            <text:p>a-pí-ia-tum DUMU a-hi-a-ba-al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n; 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n; kur[unit]N; </text:p>
          </table:table-cell>
          <table:table-cell table:style-name="ce3" office:value-type="string">
            <text:p>+qatû[ended//completed]AJ'AJ$qati; </text:p>
          </table:table-cell>
          <table:table-cell table:style-name="ce3" office:value-type="string">
            <text:p>+Apiatum[]PN$; mār[son]N; +Ahi-abal[]PN$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.</text:p>
          </table:table-cell>
          <table:table-cell table:style-name="ce3" office:value-type="string">
            <text:p>1(BUR₃) 2(EŠE₃)</text:p>
          </table:table-cell>
          <table:table-cell table:style-name="ce3" office:value-type="string">
            <text:p>4(U) &lt;GUR&gt;</text:p>
          </table:table-cell>
          <table:table-cell table:style-name="ce3" office:value-type="string">
            <text:p>1(U) 6(AŠ) ⸢3(BARIG)⸣ 2(BAN₂) GUR </text:p>
          </table:table-cell>
          <table:table-cell table:style-name="ce3" office:value-type="string">
            <text:p>TIL</text:p>
          </table:table-cell>
          <table:table-cell table:style-name="ce3" office:value-type="string">
            <text:p>ì-lí-ip-pa-al-sà-⸢am DUMU ì-lí-ni⸣-ta-a-nu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n; n; n; kur[unit]N; </text:p>
          </table:table-cell>
          <table:table-cell table:style-name="ce3" office:value-type="string">
            <text:p>qati[completed]AJ; </text:p>
          </table:table-cell>
          <table:table-cell table:style-name="ce3" office:value-type="string">
            <text:p>+Ili-ippalsam[]PN$; mār[son]N; X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3" table:number-columns-repeated="5"/>
          <table:table-cell table:number-columns-repeated="1018"/>
        </table:table-row>
        <table:table-row table:style-name="ro2">
          <table:table-cell office:value-type="string">
            <text:p>9.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ša 2 UKU.UŠ <text:s/>$GAR [...] x-si?-da{ki} {iri}ia-zi-lum{ki}</text:p>
          </table:table-cell>
          <table:covered-table-cell table:style-name="ce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table:number-columns-repeated="3"/>
          <table:table-cell table:style-name="ce3" office:value-type="string" table:number-columns-spanned="2" table:number-rows-spanned="1">
            <text:p>ša[that]REL; n; rēdû[soldier]N; u; u; u; Yazilum[1]SN</text:p>
          </table:table-cell>
          <table:covered-table-cell table:style-name="ce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0.</text:p>
          </table:table-cell>
          <table:table-cell table:style-name="ce3" office:value-type="string">
            <text:p>2(EŠE₃){gana₂}</text:p>
          </table:table-cell>
          <table:table-cell table:style-name="ce3" office:value-type="string">
            <text:p>4(U) &lt;GUR&gt;</text:p>
          </table:table-cell>
          <table:table-cell table:style-name="ce3" office:value-type="string">
            <text:p>1(U) 3(AŠ) 1(BARIG) ⸢4(BAN₂)⸣ GUR</text:p>
          </table:table-cell>
          <table:table-cell table:style-name="ce3" office:value-type="string">
            <text:p>TIL</text:p>
          </table:table-cell>
          <table:table-cell table:style-name="ce3" office:value-type="string">
            <text:p>{d}UTU-x 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n; n; n; kur[unit]N; </text:p>
          </table:table-cell>
          <table:table-cell table:style-name="ce3" office:value-type="string">
            <text:p>qati[completed]AJ; </text:p>
          </table:table-cell>
          <table:table-cell table:style-name="ce3" office:value-type="string">
            <text:p>u; 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1.</text:p>
          </table:table-cell>
          <table:table-cell table:style-name="ce3" office:value-type="string">
            <text:p>2(EŠE₃){gana₂}</text:p>
          </table:table-cell>
          <table:table-cell table:style-name="ce3" office:value-type="string">
            <text:p>4(U) &lt;GUR&gt;</text:p>
          </table:table-cell>
          <table:table-cell table:style-name="ce3" office:value-type="string">
            <text:p>1(U) 3(AŠ) 1(BARIG) <text:s/>[4(BAN₂) GUR]</text:p>
          </table:table-cell>
          <table:table-cell table:style-name="ce3" office:value-type="string">
            <text:p>TIL</text:p>
          </table:table-cell>
          <table:table-cell table:style-name="ce3" office:value-type="string">
            <text:p>x 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n; n; n; kur[unit]N; </text:p>
          </table:table-cell>
          <table:table-cell table:style-name="ce3" office:value-type="string">
            <text:p>qati[completed]AJ; </text:p>
          </table:table-cell>
          <table:table-cell table:style-name="ce3" office:value-type="string">
            <text:p>u; 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2.</text:p>
          </table:table-cell>
          <table:table-cell table:style-name="ce3" office:value-type="string">
            <text:p>2(EŠE₃){gana₂}</text:p>
          </table:table-cell>
          <table:table-cell table:style-name="ce3" office:value-type="string">
            <text:p>4(U) &lt;GUR&gt;</text:p>
          </table:table-cell>
          <table:table-cell table:style-name="ce6" office:value-type="string">
            <text:p>⸢1(U) 3(AŠ)⸣ [1(BARIG) 4(BAN₂) GUR]</text:p>
          </table:table-cell>
          <table:table-cell table:style-name="ce3" office:value-type="string">
            <text:p>[TIL]</text:p>
          </table:table-cell>
          <table:table-cell table:style-name="ce3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6" office:value-type="string">
            <text:p>n; n; n; n; kur[unit]N; </text:p>
          </table:table-cell>
          <table:table-cell table:style-name="ce3" office:value-type="string">
            <text:p>qati[completed]AJ; </text:p>
          </table:table-cell>
          <table:table-cell table:style-name="ce3" office:value-type="string">
            <text:p>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3.</text:p>
          </table:table-cell>
          <table:table-cell table:style-name="ce3" office:value-type="string">
            <text:p>2(EŠE₃){gana₂}</text:p>
          </table:table-cell>
          <table:table-cell table:style-name="ce3" office:value-type="string">
            <text:p>4(U) &lt;GUR&gt;</text:p>
          </table:table-cell>
          <table:table-cell table:style-name="ce3" office:value-type="string">
            <text:p>[6(AŠ) 3(BARIG) 2(BAN₂) GUR]</text:p>
          </table:table-cell>
          <table:table-cell table:style-name="ce3" office:value-type="string">
            <text:p>[TIL]</text:p>
          </table:table-cell>
          <table:table-cell table:style-name="ce3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n; n; kur[unit]N; </text:p>
          </table:table-cell>
          <table:table-cell table:style-name="ce3" office:value-type="string">
            <text:p>qati[completed]AJ; </text:p>
          </table:table-cell>
          <table:table-cell table:style-name="ce3" office:value-type="string">
            <text:p>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4.</text:p>
          </table:table-cell>
          <table:table-cell table:style-name="ce3" office:value-type="string">
            <text:p>1(EŠE₃){gana₂}</text:p>
          </table:table-cell>
          <table:table-cell table:style-name="ce3" office:value-type="string">
            <text:p>4(U) &lt;GUR&gt;</text:p>
          </table:table-cell>
          <table:table-cell table:style-name="ce3" office:value-type="string">
            <text:p>[1(U) 3(AŠ) 1(BARIG) 4(BAN₂) GUR]</text:p>
          </table:table-cell>
          <table:table-cell table:style-name="ce3" office:value-type="string">
            <text:p>[TIL]</text:p>
          </table:table-cell>
          <table:table-cell table:style-name="ce3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n; </text:p>
          </table:table-cell>
          <table:table-cell table:style-name="ce3" office:value-type="string">
            <text:p>n; kur[unit]N; </text:p>
          </table:table-cell>
          <table:table-cell table:style-name="ce3" office:value-type="string">
            <text:p>n; n; n; n; kur[unit]N; </text:p>
          </table:table-cell>
          <table:table-cell table:style-name="ce3" office:value-type="string">
            <text:p>qati[completed]AJ; </text:p>
          </table:table-cell>
          <table:table-cell table:style-name="ce3" office:value-type="string">
            <text:p>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rest of obverse missing</text:p>
          </table:table-cell>
          <table:table-cell table:number-columns-repeated="1022"/>
          <table:table-cell table:style-name="Default"/>
        </table:table-row>
        <table:table-row table:style-name="ro2">
          <table:table-cell table:number-columns-repeated="1023"/>
          <table:table-cell table:style-name="Default"/>
        </table:table-row>
        <table:table-row table:style-name="ro2">
          <table:table-cell office:value-type="string">
            <text:p>@reverse</text:p>
          </table:table-cell>
          <table:table-cell table:number-columns-repeated="1022"/>
          <table:table-cell table:style-name="Default"/>
        </table:table-row>
        <table:table-row table:style-name="ro2">
          <table:table-cell office:value-type="string">
            <text:p>$ start of reverse missing</text:p>
          </table:table-cell>
          <table:table-cell table:number-columns-repeated="1023"/>
        </table:table-row>
        <table:table-row table:style-name="ro2">
          <table:table-cell office:value-type="string">
            <text:p>1'.</text:p>
          </table:table-cell>
          <table:table-cell/>
          <table:table-cell table:style-name="ce6" office:value-type="string">
            <text:p>⸢3(BURʾU)⸣ [...]</text:p>
          </table:table-cell>
          <table:table-cell table:number-columns-repeated="3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/>
          <table:table-cell table:style-name="ce6" office:value-type="string">
            <text:p>n; u; </text:p>
          </table:table-cell>
          <table:table-cell table:number-columns-repeated="2" office:value-type="string">
            <text:p>u;</text:p>
          </table:table-cell>
          <table:table-cell office:value-type="string">
            <text:p>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'.</text:p>
          </table:table-cell>
          <table:table-cell table:style-name="ce3" office:value-type="string">
            <text:p>ŠE-BI </text:p>
          </table:table-cell>
          <table:table-cell office:value-type="string">
            <text:p>1(GEŠ₂) 1(GEŠʾU) 2(GEŠ₂) [... (GUR)]</text:p>
          </table:table-cell>
          <table:table-cell table:number-columns-repeated="3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šeʾšu[grain]N; </text:p>
          </table:table-cell>
          <table:table-cell office:value-type="string">
            <text:p>n; n; n; u; kur[unit]N; </text:p>
          </table:table-cell>
          <table:table-cell table:number-columns-repeated="2" office:value-type="string">
            <text:p>u;</text:p>
          </table:table-cell>
          <table:table-cell office:value-type="string">
            <text:p>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'.</text:p>
          </table:table-cell>
          <table:table-cell/>
          <table:table-cell table:style-name="ce3" office:value-type="string">
            <text:p>APIN {d}UTU-[...]</text:p>
          </table:table-cell>
          <table:table-cell table:number-columns-repeated="3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/>
          <table:table-cell table:style-name="ce3" office:value-type="string">
            <text:p>mērešti[cultivated field]N; u; </text:p>
          </table:table-cell>
          <table:table-cell table:number-columns-repeated="2" office:value-type="string">
            <text:p>u;</text:p>
          </table:table-cell>
          <table:table-cell office:value-type="string">
            <text:p>u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'.</text:p>
          </table:table-cell>
          <table:table-cell/>
          <table:table-cell table:style-name="ce3" office:value-type="string" table:number-columns-spanned="4" table:number-rows-spanned="1">
            <text:p>ša a-na {d}UTU-mu-ša-lim ú-⸢x⸣-[...]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/>
          <table:table-cell table:style-name="ce3" office:value-type="string" table:number-columns-spanned="4" table:number-rows-spanned="1">
            <text:p>ša[that]REL; ana[for]PRP; Šamaš-mušallim[1]PN; u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$ 2 lines blank</text:p>
          </table:table-cell>
          <table:table-cell table:number-columns-repeated="1023"/>
        </table:table-row>
        <table:table-row table:style-name="ro2">
          <table:table-cell office:value-type="string">
            <text:p>5'. |</text:p>
          </table:table-cell>
          <table:table-cell table:style-name="ce3" office:value-type="string">
            <text:p>GÌR {d}UTU-ha-zi-ir {m}{d}AMAR.UTU-na-ṣi-ir SAG?.UŠ?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+šēpu[foot//responsibility]N'N$šēp; +Šamaš-hazir[]PN$; +Marduk-naṣir[]PN$; X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6'. |</text:p>
          </table:table-cell>
          <table:table-cell table:style-name="ce3" office:value-type="string">
            <text:p>[... x]-{d}INNIN {m}be-el-šu-nu {m}{d}UTU-ma-gir {d}a-píl-{d}MAR.TU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u; +xxx-Ištar[]PN; +Belšunu[]PN$; +Šamaš-magir[]PN$; +Apil-Amurrim[]PN$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7'. |</text:p>
          </table:table-cell>
          <table:table-cell table:style-name="ce3" office:value-type="string">
            <text:p>{m}mu-na-wi-rum {d}SUEN-ip-pa-al-sà-am AD.DA MAR!.TU!-MEŠ ù ŠÀ.TAM-MEŠ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5" office:value-type="string">
            <text:p>+Munawwirum[]PN$; +Sin-ippalsam[]PN$; +abu[father//sheikh]N'N$abbū; +Amurru[Amorite]EN$Amurrim; u[and]CNJ; +šatammu[administrator//government auditor]N'N$šatammū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$ 2 lines blank</text:p>
          </table:table-cell>
          <table:table-cell table:number-columns-repeated="1023"/>
        </table:table-row>
        <table:table-row table:style-name="ro2">
          <table:table-cell office:value-type="string">
            <text:p>8'. |</text:p>
          </table:table-cell>
          <table:table-cell table:style-name="ce3" office:value-type="string">
            <text:p>{iti}SIG₄.A U₄ 6-KAM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Simanum[1]MN; ūm[day]N; n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9'. |</text:p>
          </table:table-cell>
          <table:table-cell table:style-name="ce3" office:value-type="string">
            <text:p>%s ⸢mu⸣ ha-am-mu-ra-bi lugal-e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mu[year]; Hammurabi[]RN; lugal[king]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0'. |</text:p>
          </table:table-cell>
          <table:table-cell table:style-name="ce6" office:value-type="string">
            <text:p>%s [inim] ⸢an {d}en-líl⸣-lá-ta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6" office:value-type="string">
            <text:p>inim[word]; An[1]; Enlil[]DN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op</text:p>
          </table:table-cell>
          <table:table-cell table:style-name="ce6"/>
          <table:table-cell table:number-columns-repeated="1022"/>
        </table:table-row>
        <table:table-row table:style-name="ro2">
          <table:table-cell office:value-type="string">
            <text:p>1'. |</text:p>
          </table:table-cell>
          <table:table-cell table:style-name="ce3" office:value-type="string">
            <text:p>%s [bàd ma-rí{ki} ù] ⸢bàd⸣ ma-al-gi₄-a{ki}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bad[wall]; Mari[]SN; u[and]; bad[wall]; Malgium[]SN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'. |</text:p>
          </table:table-cell>
          <table:table-cell table:style-name="ce3" office:value-type="string">
            <text:p>%s [mu]-⸢un⸣-gul-la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3" office:value-type="string">
            <text:p>gul[destroy]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 |</text:p>
          </table:table-cell>
          <table:table-cell office:value-type="string">
            <text:p>[...] dead workers, soldiers from which, the work-rate of unbuilt land (and) the palace</text:p>
          </table:table-cell>
          <table:table-cell table:number-columns-repeated="1022"/>
        </table:table-row>
        <table:table-row table:style-name="ro2">
          <table:table-cell office:value-type="string">
            <text:p>2. |</text:p>
          </table:table-cell>
          <table:table-cell office:value-type="string">
            <text:p>[...] and from which the dead troops (and) @?additional payments?@ Šamaš-mušallim overseer of the river and prominent men, the land-owners' half-shares</text:p>
          </table:table-cell>
          <table:table-cell table:number-columns-repeated="1022"/>
        </table:table-row>
        <table:table-row table:style-name="ro2">
          <table:table-cell office:value-type="string">
            <text:p>3. |</text:p>
          </table:table-cell>
          <table:table-cell office:value-type="string">
            <text:p>[...] which were given to Šamaš-mušallim to be collected.</text:p>
          </table:table-cell>
          <table:table-cell table:number-columns-repeated="1022"/>
        </table:table-row>
        <table:table-row table:style-name="ro2">
          <table:table-cell office:value-type="string">
            <text:p>4. |</text:p>
          </table:table-cell>
          <table:table-cell office:value-type="string">
            <text:p>[...] Yazilum town, Marat-šarrim town, and Ya'enkum town. </text:p>
          </table:table-cell>
          <table:table-cell table:number-columns-repeated="1022"/>
        </table:table-row>
        <table:table-row table:style-name="ro2">
          <table:table-cell office:value-type="string">
            <text:p>5. |</text:p>
          </table:table-cell>
          <table:table-cell office:value-type="string">
            <text:p>[...] by @?Libbitum?@ river on the opposite bank to the @?enemy?@</text:p>
          </table:table-cell>
          <table:table-cell table:number-columns-repeated="1022"/>
        </table:table-row>
        <table:table-row table:style-name="ro2">
          <table:table-cell office:value-type="string">
            <text:p>$ double ruling</text:p>
          </table:table-cell>
          <table:table-cell table:number-columns-repeated="1023"/>
        </table:table-row>
        <table:table-row table:style-name="ro2">
          <table:table-cell office:value-type="string">
            <text:p>6.</text:p>
          </table:table-cell>
          <table:table-cell office:value-type="string">
            <text:p>Furrowed area </text:p>
          </table:table-cell>
          <table:table-cell table:style-name="ce8" office:value-type="string">
            <text:p>Estimated yield rate </text:p>
          </table:table-cell>
          <table:table-cell table:style-name="ce8" office:value-type="string">
            <text:p>Its grain</text:p>
          </table:table-cell>
          <table:table-cell table:style-name="ce8" office:value-type="string">
            <text:p>Not furrowed</text:p>
          </table:table-cell>
          <table:table-cell table:style-name="ce9" office:value-type="string">
            <text:p>its name</text:p>
          </table: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/>
          <table:table-cell table:style-name="ce8" table:number-columns-repeated="3"/>
          <table:table-cell table:style-name="ce9"/>
          <table:table-cell table:number-columns-repeated="1018"/>
        </table:table-row>
        <table:table-row table:style-name="ro2">
          <table:table-cell office:value-type="string">
            <text:p>7.</text:p>
          </table:table-cell>
          <table:table-cell office:value-type="string">
            <text:p>27 @iku</text:p>
          </table:table-cell>
          <table:table-cell table:style-name="ce8" office:value-type="string">
            <text:p>20 (@gur)</text:p>
          </table:table-cell>
          <table:table-cell table:style-name="ce8" office:value-type="string">
            <text:p>15 @gur</text:p>
          </table:table-cell>
          <table:table-cell table:style-name="ce8" office:value-type="string">
            <text:p>completed</text:p>
          </table:table-cell>
          <table:table-cell table:style-name="ce9" office:value-type="string">
            <text:p>Apiatum, son of Ahi-abal</text:p>
          </table:table-cell>
          <table:table-cell table:number-columns-repeated="1018"/>
        </table:table-row>
        <table:table-row table:style-name="ro2">
          <table:table-cell office:value-type="string">
            <text:p>8.</text:p>
          </table:table-cell>
          <table:table-cell office:value-type="string">
            <text:p>30 @iku</text:p>
          </table:table-cell>
          <table:table-cell table:style-name="ce8" office:value-type="string">
            <text:p>20 (@gur)</text:p>
          </table:table-cell>
          <table:table-cell table:style-name="ce8" office:value-type="string">
            <text:p>16 @gur 260 @sila</text:p>
          </table:table-cell>
          <table:table-cell table:style-name="ce8" office:value-type="string">
            <text:p>completed</text:p>
          </table:table-cell>
          <table:table-cell table:style-name="ce9" office:value-type="string">
            <text:p>Ili-ippalsam, son of @?Ili-nitanu?@</text:p>
          </table: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/>
          <table:table-cell table:style-name="ce8" table:number-columns-repeated="3"/>
          <table:table-cell table:style-name="ce9"/>
          <table:table-cell table:number-columns-repeated="1018"/>
        </table:table-row>
        <table:table-row table:style-name="ro2">
          <table:table-cell office:value-type="string">
            <text:p>9.</text:p>
          </table:table-cell>
          <table:table-cell/>
          <table:table-cell table:style-name="ce8" table:number-columns-repeated="2"/>
          <table:table-cell table:style-name="ce8" office:value-type="string" table:number-columns-spanned="2" table:number-rows-spanned="1">
            <text:p>that 2 soldiers ... [...] ... Yazilum town</text:p>
          </table:table-cell>
          <table:covered-table-cell table:style-name="ce9"/>
          <table:table-cell table:number-columns-repeated="1018"/>
        </table:table-row>
        <table:table-row table:style-name="ro2">
          <table:table-cell office:value-type="string">
            <text:p>10.</text:p>
          </table:table-cell>
          <table:table-cell office:value-type="string">
            <text:p>12 @iku</text:p>
          </table:table-cell>
          <table:table-cell table:style-name="ce8" office:value-type="string">
            <text:p>40 (@gur)</text:p>
          </table:table-cell>
          <table:table-cell table:style-name="ce8" office:value-type="string">
            <text:p>13 @gur 100 @sila</text:p>
          </table:table-cell>
          <table:table-cell table:style-name="ce8" office:value-type="string">
            <text:p>completed</text:p>
          </table:table-cell>
          <table:table-cell table:style-name="ce9" office:value-type="string">
            <text:p>Šamaš-... [...]</text:p>
          </table:table-cell>
          <table:table-cell table:number-columns-repeated="1018"/>
        </table:table-row>
        <table:table-row table:style-name="ro2">
          <table:table-cell office:value-type="string">
            <text:p>11.</text:p>
          </table:table-cell>
          <table:table-cell office:value-type="string">
            <text:p>12 @iku</text:p>
          </table:table-cell>
          <table:table-cell table:style-name="ce8" office:value-type="string">
            <text:p>40 (@gur)</text:p>
          </table:table-cell>
          <table:table-cell table:style-name="ce8" office:value-type="string">
            <text:p>13 @gur 100 @sila</text:p>
          </table:table-cell>
          <table:table-cell table:style-name="ce8" office:value-type="string">
            <text:p>completed</text:p>
          </table:table-cell>
          <table:table-cell table:style-name="ce9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12.</text:p>
          </table:table-cell>
          <table:table-cell office:value-type="string">
            <text:p>12 @iku</text:p>
          </table:table-cell>
          <table:table-cell table:style-name="ce8" office:value-type="string">
            <text:p>40 (@gur)</text:p>
          </table:table-cell>
          <table:table-cell table:style-name="ce8" office:value-type="string">
            <text:p>13 @gur 100 @sila</text:p>
          </table:table-cell>
          <table:table-cell table:style-name="ce8" office:value-type="string">
            <text:p>[completed]</text:p>
          </table:table-cell>
          <table:table-cell table:style-name="ce9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13.</text:p>
          </table:table-cell>
          <table:table-cell office:value-type="string">
            <text:p>12 @iku</text:p>
          </table:table-cell>
          <table:table-cell table:style-name="ce8" office:value-type="string">
            <text:p>20 (@gur)</text:p>
          </table:table-cell>
          <table:table-cell table:style-name="ce8" office:value-type="string">
            <text:p>[6 @gur 260 @sila</text:p>
          </table:table-cell>
          <table:table-cell table:style-name="ce8" office:value-type="string">
            <text:p>[completed]</text:p>
          </table:table-cell>
          <table:table-cell table:style-name="ce9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14.</text:p>
          </table:table-cell>
          <table:table-cell office:value-type="string">
            <text:p>12 @iku</text:p>
          </table:table-cell>
          <table:table-cell table:style-name="ce8" office:value-type="string">
            <text:p>20 (@gur)</text:p>
          </table:table-cell>
          <table:table-cell table:style-name="ce8" office:value-type="string">
            <text:p>[13 @gur 100 @sila]</text:p>
          </table:table-cell>
          <table:table-cell table:style-name="ce8" office:value-type="string">
            <text:p>[completed]</text:p>
          </table:table-cell>
          <table:table-cell table:style-name="ce9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$ rest of obverse miss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tart of reverse missing</text:p>
          </table:table-cell>
          <table:table-cell table:number-columns-repeated="1023"/>
        </table:table-row>
        <table:table-row table:style-name="ro2">
          <table:table-cell office:value-type="string">
            <text:p>1'.</text:p>
          </table:table-cell>
          <table:table-cell table:style-name="ce7"/>
          <table:table-cell office:value-type="string">
            <text:p>540+ @iku</text:p>
          </table:table-cell>
          <table:table-cell table:number-columns-repeated="3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2'.</text:p>
          </table:table-cell>
          <table:table-cell table:style-name="Default" office:value-type="string">
            <text:p>Its grain</text:p>
          </table:table-cell>
          <table:table-cell office:value-type="string">
            <text:p>4320+ @gur</text:p>
          </table:table-cell>
          <table:table-cell table:number-columns-repeated="3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3'.</text:p>
          </table:table-cell>
          <table:table-cell/>
          <table:table-cell office:value-type="string">
            <text:p>Cultivated land of Šamaš-[...]</text:p>
          </table:table-cell>
          <table:table-cell table:number-columns-repeated="3" office:value-type="string">
            <text:p>[...]</text:p>
          </table:table-cell>
          <table:table-cell table:number-columns-repeated="1018"/>
        </table:table-row>
        <table:table-row table:style-name="ro2">
          <table:table-cell office:value-type="string">
            <text:p>4'.</text:p>
          </table:table-cell>
          <table:table-cell table:style-name="Default"/>
          <table:table-cell table:style-name="ce3" office:value-type="string" table:number-columns-spanned="4" table:number-rows-spanned="1">
            <text:p>that [was given] to Šamaš-mušallim [...]</text:p>
          </table:table-cell>
          <table:covered-table-cell table:number-columns-repeated="3" office:value-type="string">
            <text:p>[...]</text:p>
          </table:covered-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>
            <text:p>$ 2 lines blank</text:p>
          </table:table-cell>
          <table:table-cell table:number-columns-repeated="1023"/>
        </table:table-row>
        <table:table-row table:style-name="ro2">
          <table:table-cell office:value-type="string">
            <text:p>5'. |</text:p>
          </table:table-cell>
          <table:table-cell table:style-name="ce3" office:value-type="string">
            <text:p>Under the authority of Šamaš-hazir and Marduk-naṣir ... </text:p>
          </table:table-cell>
          <table:table-cell table:number-columns-repeated="1022"/>
        </table:table-row>
        <table:table-row table:style-name="ro2">
          <table:table-cell office:value-type="string">
            <text:p>6'. |</text:p>
          </table:table-cell>
          <table:table-cell table:style-name="ce4" office:value-type="string">
            <text:p>[...]-Ištar, Belšunu, Šamaš-magir, Apil-Amurrim, Munawwirum, </text:p>
          </table:table-cell>
          <table:table-cell table:number-columns-repeated="1022"/>
        </table:table-row>
        <table:table-row table:style-name="ro2">
          <table:table-cell office:value-type="string">
            <text:p>7'. |</text:p>
          </table:table-cell>
          <table:table-cell office:value-type="string">
            <text:p>Suen-ippalsam, the sheikhs and the auditors.</text:p>
          </table:table-cell>
          <table:table-cell table:number-columns-repeated="1022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$ 2 lines blank</text:p>
          </table:table-cell>
          <table:table-cell table:number-columns-repeated="1023"/>
        </table:table-row>
        <table:table-row table:style-name="ro2">
          <table:table-cell office:value-type="string">
            <text:p>8'. |</text:p>
          </table:table-cell>
          <table:table-cell office:value-type="string">
            <text:p>Simanum (Month III), day 6</text:p>
          </table:table-cell>
          <table:table-cell table:number-columns-repeated="1022"/>
        </table:table-row>
        <table:table-row table:style-name="ro2">
          <table:table-cell office:value-type="string">
            <text:p>9'. |</text:p>
          </table:table-cell>
          <table:table-cell office:value-type="string">
            <text:p>Year: Hammurabi the king</text:p>
          </table:table-cell>
          <table:table-cell table:number-columns-repeated="1022"/>
        </table:table-row>
        <table:table-row table:style-name="ro2">
          <table:table-cell office:value-type="string">
            <text:p>10'. |</text:p>
          </table:table-cell>
          <table:table-cell office:value-type="string">
            <text:p>by the [word] of An and Enli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op</text:p>
          </table:table-cell>
          <table:table-cell table:number-columns-repeated="1023"/>
        </table:table-row>
        <table:table-row table:style-name="ro2">
          <table:table-cell office:value-type="string">
            <text:p>1'. |</text:p>
          </table:table-cell>
          <table:table-cell office:value-type="string">
            <text:p>[the walls of Mari and] Malgium</text:p>
          </table:table-cell>
          <table:table-cell table:number-columns-repeated="1022"/>
        </table:table-row>
        <table:table-row table:style-name="ro2">
          <table:table-cell office:value-type="string">
            <text:p>2'. |</text:p>
          </table:table-cell>
          <table:table-cell office:value-type="string">
            <text:p>destroyed.</text:p>
          </table:table-cell>
          <table:table-cell table:number-columns-repeated="1022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5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15T16:48:57</meta:creation-date>
    <meta:editing-duration>PT02H25M54S</meta:editing-duration>
    <meta:editing-cycles>31</meta:editing-cycles>
    <meta:generator>NeoOffice/3.4.1$Unix OpenOffice.org_project/Patch 0</meta:generator>
    <meta:initial-creator>Eleanor Robson</meta:initial-creator>
    <dc:date>2014-05-13T20:55:02</dc:date>
    <meta:document-statistic meta:table-count="3" meta:cell-count="319" meta:object-count="0"/>
  </office:meta>
</office:document-meta>
</file>